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uto (select correct)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lugana oasi mantellin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r2ppd5v4crsdwkrrep85q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asi Mantellina Lugana</text:p>
          </table:table-cell>
          <table:table-cell office:value-type="string" calcext:value-type="string">
            <text:p>Allegrini</text:p>
          </table:table-cell>
          <table:table-cell office:value-type="float" office:value="50.548325" calcext:value-type="float">
            <text:p>50,548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vermentino di sardegna "cala silente"</text:p>
          </table:table-cell>
          <table:table-cell office:value-type="string" calcext:value-type="string">
            <text:p>Santa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tjm6m40fkh1xb3pg7n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la Silente Vermentino di Sardegna</text:p>
          </table:table-cell>
          <table:table-cell office:value-type="string" calcext:value-type="string">
            <text:p>Santadi</text:p>
          </table:table-cell>
          <table:table-cell office:value-type="float" office:value="48.14486" calcext:value-type="float">
            <text:p>48,14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zm1fsqrcjv66fmqz4ns4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1.374527" calcext:value-type="float">
            <text:p>51,37452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mpagne rosé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wine_01h0f3cmbmtvmkd6m243g38m9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Ruinart</text:p>
          </table:table-cell>
          <table:table-cell office:value-type="float" office:value="35.16839" calcext:value-type="float">
            <text:p>35,16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mpagne blanc de blanc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Ruinart</text:p>
          </table:table-cell>
          <table:table-cell office:value-type="float" office:value="42.044037" calcext:value-type="float">
            <text:p>42,044037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ncrocio manzoni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2xvsftnykq08qgh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zoni Bianco</text:p>
          </table:table-cell>
          <table:table-cell office:value-type="string" calcext:value-type="string">
            <text:p>Loredan Gasparini</text:p>
          </table:table-cell>
          <table:table-cell office:value-type="float" office:value="48.66369" calcext:value-type="float">
            <text:p>48,66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bucce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rdzpgyrysf1yma27h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cce Bianco</text:p>
          </table:table-cell>
          <table:table-cell office:value-type="string" calcext:value-type="string">
            <text:p>Marco Mosconi</text:p>
          </table:table-cell>
          <table:table-cell office:value-type="float" office:value="45.903522" calcext:value-type="float">
            <text:p>45,903522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fiano salento igp</text:p>
          </table:table-cell>
          <table:table-cell office:value-type="string" calcext:value-type="string">
            <text:p>Vespa Vignai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f3cmb5j2qpstypqd1ckxf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spino Fiano Salento</text:p>
          </table:table-cell>
          <table:table-cell office:value-type="string" calcext:value-type="string">
            <text:p>Vespa</text:p>
          </table:table-cell>
          <table:table-cell office:value-type="float" office:value="39.203403" calcext:value-type="float">
            <text:p>39,203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vernaccia extra</text:p>
          </table:table-cell>
          <table:table-cell office:value-type="string" calcext:value-type="string">
            <text:p>Produttori riuni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4pmmfhwmzmhsthdbx4mezg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Riunite</text:p>
          </table:table-cell>
          <table:table-cell office:value-type="float" office:value="24.346607" calcext:value-type="float">
            <text:p>24,346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40.500477" calcext:value-type="float">
            <text:p>40,500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40.500477" calcext:value-type="float">
            <text:p>40,500477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gavi di gavi</text:p>
          </table:table-cell>
          <table:table-cell office:value-type="string" calcext:value-type="string">
            <text:p>Nicola Berga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m412xccyqa93738ax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vi del Comune di Gavi Rovereto</text:p>
          </table:table-cell>
          <table:table-cell office:value-type="string" calcext:value-type="string">
            <text:p>Nicola Bergaglio</text:p>
          </table:table-cell>
          <table:table-cell office:value-type="float" office:value="51.388622" calcext:value-type="float">
            <text:p>51,388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verdicchio di jesi superiore massaccio</text:p>
          </table:table-cell>
          <table:table-cell office:value-type="string" calcext:value-type="string">
            <text:p>Tenute San Sis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wine_01gzr4ksq1qykwetyb3dj5yst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ssacio Verdicchio dei Castelli di Jesi Classico Superiore</text:p>
          </table:table-cell>
          <table:table-cell office:value-type="string" calcext:value-type="string">
            <text:p>Tenute San Sisto</text:p>
          </table:table-cell>
          <table:table-cell office:value-type="float" office:value="56.572227" calcext:value-type="float">
            <text:p>56,572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t10qc7jgh83x7ttne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imaversa Rosso</text:p>
          </table:table-cell>
          <table:table-cell office:value-type="string" calcext:value-type="string">
            <text:p>Monteversa</text:p>
          </table:table-cell>
          <table:table-cell office:value-type="float" office:value="45.521362" calcext:value-type="float">
            <text:p>45,521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0qc7jgh83x7ttne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imaversa Rosso</text:p>
          </table:table-cell>
          <table:table-cell office:value-type="string" calcext:value-type="string">
            <text:p>Monteversa</text:p>
          </table:table-cell>
          <table:table-cell office:value-type="float" office:value="45.521362" calcext:value-type="float">
            <text:p>45,521362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osso bio versacinto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00c3esv9y0zbcb08c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sacinto Rosso</text:p>
          </table:table-cell>
          <table:table-cell office:value-type="string" calcext:value-type="string">
            <text:p>Monteversa</text:p>
          </table:table-cell>
          <table:table-cell office:value-type="float" office:value="46.827522" calcext:value-type="float">
            <text:p>46,827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sauternes</text:p>
          </table:table-cell>
          <table:table-cell office:value-type="string" calcext:value-type="string">
            <text:p>Chateau d’Yquem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26n053njzs52q1cr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</text:p>
          </table:table-cell>
          <table:table-cell office:value-type="string" calcext:value-type="string">
            <text:p>Château d'Yquem</text:p>
          </table:table-cell>
          <table:table-cell office:value-type="float" office:value="40.112442" calcext:value-type="float">
            <text:p>40,112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sussenberg gruner veltriner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xrw112p2xyzp422yq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ssenberg Grüner Veltliner</text:p>
          </table:table-cell>
          <table:table-cell office:value-type="string" calcext:value-type="string">
            <text:p>Nikolaihof</text:p>
          </table:table-cell>
          <table:table-cell office:value-type="float" office:value="45.02675" calcext:value-type="float">
            <text:p>45,02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trockenbeerenauslese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xrsw8fv4jnz39yfss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rockenbeerenauslese</text:p>
          </table:table-cell>
          <table:table-cell office:value-type="string" calcext:value-type="string">
            <text:p>Nikolaihof</text:p>
          </table:table-cell>
          <table:table-cell office:value-type="float" office:value="33.791706" calcext:value-type="float">
            <text:p>33,791706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kerner "praepositus" passito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h0my5rbqghbxfyn67gef4sk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raepositus Kerner Passito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49.824368" calcext:value-type="float">
            <text:p>49,824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Brigald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qj38q4f41mkzewxjc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Brigaldara</text:p>
          </table:table-cell>
          <table:table-cell office:value-type="float" office:value="42.571457" calcext:value-type="float">
            <text:p>42,571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Pergole Vece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00e5xp4w63xc7c6t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Vice Cabernet Sauvignon</text:p>
          </table:table-cell>
          <table:table-cell office:value-type="string" calcext:value-type="string">
            <text:p>Vice Versa</text:p>
          </table:table-cell>
          <table:table-cell office:value-type="float" office:value="19.228502" calcext:value-type="float">
            <text:p>19,228502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</table:table-row>
        <table:table-row table:style-name="ro1">
          <table:table-cell table:formula="of:=IF(ISBLANK([.B2]); &quot;&quot;; 1)">
            <text:p/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ibolla gialla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]); &quot;&quot;; 1)">
            <text:p/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capichera bianco igt</text:p>
          </table:table-cell>
          <table:table-cell office:value-type="string" calcext:value-type="string">
            <text:p>Capich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IF(ISBLANK([.B4]); &quot;&quot;; 1)">
            <text:p/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ecorino santa maria</text:p>
          </table:table-cell>
          <table:table-cell office:value-type="string" calcext:value-type="string">
            <text:p>Vinicentan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IF(ISBLANK([.B5]); &quot;&quot;; 1)">
            <text:p/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Traversag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20:30:33.621148377</dc:date>
    <meta:editing-duration>PT14S</meta:editing-duration>
    <meta:editing-cycles>1</meta:editing-cycles>
    <meta:document-statistic meta:table-count="2" meta:cell-count="412" meta:object-count="0"/>
    <meta:generator>LibreOffice/7.3.7.2$Linux_X86_64 LibreOffice_project/30$Build-2</meta:generator>
  </office:meta>
</office:document-meta>
</file>